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>Подвысоцкий Станислав Павлович</text:p>
          </table:table-cell>
        </table:table-row>
        <table:table-row>
          <table:table-cell table:style-name="TableCell1">
            <text:p text:style-name="P2"><text:span text:style-name="T1">Java</text:span></text:p>
          </table:table-cell>
        </table:table-row>
        <table:table-row>
          <table:table-cell table:style-name="TableCell1">
            <text:p text:style-name="P2">Что такое переопределение метода?</text:p>
          </table:table-cell>
          <table:table-cell table:style-name="TableCell1">
            <text:p text:style-name="P2">Изменение функционала метода родительского класса в его наследнике</text:p>
          </table:table-cell>
        </table:table-row>
        <table:table-row>
          <table:table-cell table:style-name="TableCell1">
            <text:p text:style-name="P2">Какие бывают виды классов?</text:p>
          </table:table-cell>
          <table:table-cell table:style-name="TableCell1">
            <text:p text:style-name="P2">Обычные, Абстрактные, Статические, Вложенные, Анонимные</text:p>
          </table:table-cell>
        </table:table-row>
        <table:table-row>
          <table:table-cell table:style-name="TableCell1">
            <text:p text:style-name="P2">Как и зачем можно использовать модификатор final?</text:p>
          </table:table-cell>
          <table:table-cell table:style-name="TableCell1">
            <text:p text:style-name="P2">Модификатор final применяется к полям, которые должны оставаться неизменными (например константы). Переменная с таким модификатором должна быть проинициализированна при создании, после чего изменить ее значение уже нельзя</text:p>
          </table:table-cell>
        </table:table-row>
        <table:table-row>
          <table:table-cell table:style-name="TableCell1">
            <text:p text:style-name="P2">Какие есть варианты использования ключевого слова try?</text:p>
          </table:table-cell>
          <table:table-cell table:style-name="TableCell1">
            <text:p text:style-name="P2">В блоке try/catch</text:p>
          </table:table-cell>
        </table:table-row>
        <table:table-row>
          <table:table-cell table:style-name="TableCell1">
            <text:p text:style-name="P2">Какие есть стандартные реализации интерфейса List и в каких ситуациях их нужно использовать?</text:p>
          </table:table-cell>
          <table:table-cell table:style-name="TableCell1">
            <text:p text:style-name="P2">ArrayList - наиболее популярная реализация интерфейса List, применяется чаще всего, хранит элементы под индексами, выделяет область в блоке памяти под хранение данных, если данные массивные может замедлить работу при поиске подходящего сектора в памяти при расширении, LinkedList - связный, в обе стороны, список, позволяет вставлять и удалять данные за константное время, хранит данные разных частях памяти, хорошо подходит если необходимо вставлять или удалять первый/последний элемент. Vector - предшественник arrayList обладает схожими характеристиками. Работает медленней чем ArrayList, но в отличии от последнего является потокобезопасным. </text:p>
          </table:table-cell>
        </table:table-row>
        <table:table-row>
          <table:table-cell table:style-name="TableCell1">
            <text:p text:style-name="P2">В чём основная идея стримов из пакета java.util.stream?</text:p>
          </table:table-cell>
          <table:table-cell table:style-name="TableCell1">
            <text:p text:style-name="P2">Основная идея это итерация по коллекции с фильтрацией данных, позволяет в значительной степени сократить объем кода по сравнению с классическими циклами и конструкциями if/else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Каким критериям должна удовлетворять «хорошая» хэш-функция?</text:p>
          </table:table-cell>
          <table:table-cell table:style-name="TableCell1">
            <text:p text:style-name="P2">Скорость вычисления, минимизация коллизий</text:p>
          </table:table-cell>
        </table:table-row>
        <table:table-row>
          <table:table-cell table:style-name="TableCell1">
            <text:p text:style-name="P2">В чём причина популярности и широкого распространения кодировки UTF-8?</text:p>
          </table:table-cell>
          <table:table-cell table:style-name="TableCell1">
            <text:p text:style-name="P2">Наверное из-за соответствия котировки символов ASCII</text:p>
          </table:table-cell>
        </table:table-row>
        <table:table-row>
          <table:table-cell table:style-name="TableCell1">
            <text:p text:style-name="P2">Сравните форматы XML и JSON. Когда какой использовать?</text:p>
          </table:table-cell>
          <table:table-cell table:style-name="TableCell1">
            <text:p text:style-name="P2">Оба формата используются как представление данных при работе с API. XML - язык разметки, использует теги в конструкции, менее удобен для чтения человеком. JSON - более понятный формат для человека, использует формат ключ-значение.</text:p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После нажатия enter компьютер обратится к dns серверу и для идентификации IP адреса, после его получения на него будет отправлен GET запрос, запрос будет обработан сервером, при успешной обработке сервер вернет запрошенные данные с кодом 200, браузер интерпретирует ответ, и отобразит его пользователю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